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1B115020</text:p>
          </table:table-cell>
          <table:table-cell office:value-type="float" office:value="50202495" calcext:value-type="float">
            <text:p>50202495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5021</text:p>
          </table:table-cell>
          <table:table-cell office:value-type="float" office:value="50202502" calcext:value-type="float">
            <text:p>5020250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22</text:p>
          </table:table-cell>
          <table:table-cell office:value-type="float" office:value="50204503" calcext:value-type="float">
            <text:p>50204503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23</text:p>
          </table:table-cell>
          <table:table-cell office:value-type="float" office:value="50204717" calcext:value-type="float">
            <text:p>50204717</text:p>
          </table:table-cell>
          <table:table-cell office:value-type="string" calcext:value-type="string">
            <text:p>Teknik Audio Video</text:p>
          </table:table-cell>
        </table:table-row>
        <table:table-row table:style-name="ro1">
          <table:table-cell office:value-type="string" calcext:value-type="string">
            <text:p>F1B115024</text:p>
          </table:table-cell>
          <table:table-cell office:value-type="float" office:value="50203683" calcext:value-type="float">
            <text:p>50203683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25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26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27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5028</text:p>
          </table:table-cell>
          <table:table-cell office:value-type="float" office:value="50222418" calcext:value-type="float">
            <text:p>50222418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29</text:p>
          </table:table-cell>
          <table:table-cell office:value-type="float" office:value="50202411" calcext:value-type="float">
            <text:p>5020241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30</text:p>
          </table:table-cell>
          <table:table-cell office:value-type="float" office:value="50204715" calcext:value-type="float">
            <text:p>50204715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3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5032</text:p>
          </table:table-cell>
          <table:table-cell office:value-type="float" office:value="50222416" calcext:value-type="float">
            <text:p>5022241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33</text:p>
          </table:table-cell>
          <table:table-cell office:value-type="float" office:value="50202495" calcext:value-type="float">
            <text:p>50202495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34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35</text:p>
          </table:table-cell>
          <table:table-cell office:value-type="float" office:value="50219553" calcext:value-type="float">
            <text:p>50219553</text:p>
          </table:table-cell>
          <table:table-cell office:value-type="string" calcext:value-type="string">
            <text:p>Keperawatan</text:p>
          </table:table-cell>
        </table:table-row>
        <table:table-row table:style-name="ro1">
          <table:table-cell office:value-type="string" calcext:value-type="string">
            <text:p>F1B115036</text:p>
          </table:table-cell>
          <table:table-cell office:value-type="float" office:value="50204506" calcext:value-type="float">
            <text:p>50204506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string" calcext:value-type="string">
            <text:p>F1B115037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38</text:p>
          </table:table-cell>
          <table:table-cell office:value-type="float" office:value="50101696" calcext:value-type="float">
            <text:p>50101696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39</text:p>
          </table:table-cell>
          <table:table-cell office:value-type="float" office:value="50222418" calcext:value-type="float">
            <text:p>50222418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5040</text:p>
          </table:table-cell>
          <table:table-cell office:value-type="float" office:value="60724902" calcext:value-type="float">
            <text:p>60724902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5041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nstruksi Batu dan Beton</text:p>
          </table:table-cell>
        </table:table-row>
        <table:table-row table:style-name="ro1">
          <table:table-cell office:value-type="string" calcext:value-type="string">
            <text:p>F1B11504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5043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5044</text:p>
          </table:table-cell>
          <table:table-cell office:value-type="float" office:value="50204731" calcext:value-type="float">
            <text:p>50204731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01</text:p>
          </table:table-cell>
          <table:table-cell office:value-type="float" office:value="50200377" calcext:value-type="float">
            <text:p>50200377</text:p>
          </table:table-cell>
          <table:table-cell/>
        </table:table-row>
        <table:table-row table:style-name="ro1">
          <table:table-cell office:value-type="string" calcext:value-type="string">
            <text:p>F1B116002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600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6005</text:p>
          </table:table-cell>
          <table:table-cell office:value-type="float" office:value="50204517" calcext:value-type="float">
            <text:p>50204517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06</text:p>
          </table:table-cell>
          <table:table-cell office:value-type="float" office:value="50202496" calcext:value-type="float">
            <text:p>50202496</text:p>
          </table:table-cell>
          <table:table-cell office:value-type="string" calcext:value-type="string">
            <text:p>Teknik Gambar Bangunan</text:p>
          </table:table-cell>
        </table:table-row>
        <table:table-row table:style-name="ro1">
          <table:table-cell office:value-type="string" calcext:value-type="string">
            <text:p>F1B116007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Pembangkit Listrik</text:p>
          </table:table-cell>
        </table:table-row>
        <table:table-row table:style-name="ro1">
          <table:table-cell office:value-type="string" calcext:value-type="string">
            <text:p>F1B116008</text:p>
          </table:table-cell>
          <table:table-cell office:value-type="float" office:value="50204506" calcext:value-type="float">
            <text:p>50204506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string" calcext:value-type="string">
            <text:p>F1B116009</text:p>
          </table:table-cell>
          <table:table-cell office:value-type="float" office:value="50205586" calcext:value-type="float">
            <text:p>50205586</text:p>
          </table:table-cell>
          <table:table-cell office:value-type="string" calcext:value-type="string">
            <text:p>Multimedia</text:p>
          </table:table-cell>
        </table:table-row>
        <table:table-row table:style-name="ro1">
          <table:table-cell office:value-type="string" calcext:value-type="string">
            <text:p>F1B11601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6011</text:p>
          </table:table-cell>
          <table:table-cell office:value-type="float" office:value="50202412" calcext:value-type="float">
            <text:p>5020241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1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6013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</table:table-row>
        <table:table-row table:style-name="ro1">
          <table:table-cell office:value-type="string" calcext:value-type="string">
            <text:p>F1B116014</text:p>
          </table:table-cell>
          <table:table-cell office:value-type="float" office:value="50202502" calcext:value-type="float">
            <text:p>50202502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15</text:p>
          </table:table-cell>
          <table:table-cell office:value-type="float" office:value="50219579" calcext:value-type="float">
            <text:p>50219579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16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6017</text:p>
          </table:table-cell>
          <table:table-cell office:value-type="float" office:value="50204729" calcext:value-type="float">
            <text:p>502047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F1B116018</text:p>
          </table:table-cell>
          <table:table-cell office:value-type="float" office:value="50219620" calcext:value-type="float">
            <text:p>5021962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19</text:p>
          </table:table-cell>
          <table:table-cell office:value-type="float" office:value="50204506" calcext:value-type="float">
            <text:p>50204506</text:p>
          </table:table-cell>
          <table:table-cell office:value-type="string" calcext:value-type="string">
            <text:p>Rekayasa Perangkat Lunak</text:p>
          </table:table-cell>
        </table:table-row>
        <table:table-row table:style-name="ro1">
          <table:table-cell office:value-type="string" calcext:value-type="string">
            <text:p>F1B11602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Audio Video</text:p>
          </table:table-cell>
        </table:table-row>
        <table:table-row table:style-name="ro1">
          <table:table-cell office:value-type="string" calcext:value-type="string">
            <text:p>F1B116021</text:p>
          </table:table-cell>
          <table:table-cell office:value-type="float" office:value="50202522" calcext:value-type="float">
            <text:p>50202522</text:p>
          </table:table-cell>
          <table:table-cell office:value-type="string" calcext:value-type="string">
            <text:p>IPS</text:p>
          </table:table-cell>
        </table:table-row>
        <table:table-row table:style-name="ro1">
          <table:table-cell office:value-type="string" calcext:value-type="string">
            <text:p>F1B11602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</table:table-row>
        <table:table-row table:style-name="ro1">
          <table:table-cell office:value-type="string" calcext:value-type="string">
            <text:p>F1B116023</text:p>
          </table:table-cell>
          <table:table-cell office:value-type="float" office:value="50204007" calcext:value-type="float">
            <text:p>50204007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24</text:p>
          </table:table-cell>
          <table:table-cell office:value-type="float" office:value="50105650" calcext:value-type="float">
            <text:p>50105650</text:p>
          </table:table-cell>
          <table:table-cell office:value-type="string" calcext:value-type="string">
            <text:p>IPA</text:p>
          </table:table-cell>
        </table:table-row>
        <table:table-row table:style-name="ro1">
          <table:table-cell office:value-type="string" calcext:value-type="string">
            <text:p>F1B11602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</table:table-row>
        <table:table-row table:style-name="ro1">
          <table:table-cell office:value-type="string" calcext:value-type="string">
            <text:p>F1B116027</text:p>
          </table:table-cell>
          <table:table-cell office:value-type="float" office:value="50203319" calcext:value-type="float">
            <text:p>50203319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0:28:23.422296949</meta:creation-date>
    <dc:date>2019-01-22T00:30:59.490632084</dc:date>
    <meta:editing-duration>PT2M36S</meta:editing-duration>
    <meta:editing-cycles>1</meta:editing-cycles>
    <meta:document-statistic meta:table-count="1" meta:cell-count="149" meta:object-count="0"/>
    <meta:generator>LibreOffice/6.1.3.2$MacOSX_X86_64 LibreOffice_project/86daf60bf00efa86ad547e59e09d6bb77c699acb</meta:generator>
  </office:meta>
</office:document-meta>
</file>